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3330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c7d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20127e" officeooo:paragraph-rsid="0020127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2194d7" officeooo:paragraph-rsid="002194d7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3330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c7d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2a50b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33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34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35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36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37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38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39" style:family="paragraph" style:parent-style-name="Standard">
      <style:paragraph-properties fo:text-align="start" style:justify-single-word="false"/>
      <style:text-properties officeooo:rsid="0013a5ad" officeooo:paragraph-rsid="00233304"/>
    </style:style>
    <style:style style:name="P40" style:family="paragraph" style:parent-style-name="Standard">
      <style:paragraph-properties fo:text-align="start" style:justify-single-word="false"/>
      <style:text-properties officeooo:rsid="0013a5ad" officeooo:paragraph-rsid="0026c7db"/>
    </style:style>
    <style:style style:name="P41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33304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c7db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fo:font-weight="normal" officeooo:rsid="00288f6e" officeooo:paragraph-rsid="00288f6e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style:style style:name="T16" style:family="text">
      <style:text-properties officeooo:rsid="00233304"/>
    </style:style>
    <style:style style:name="T17" style:family="text">
      <style:text-properties officeooo:rsid="0026c7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30"/>
      <text:p text:style-name="P30">Si no s'indica una altra cosa, el format d'entrega de tasques és en document PDF.</text:p>
      <text:p text:style-name="P3"/>
      <text:p text:style-name="P31">Cada dia de retard en l'entrega resta 0,5 punts de la nota.</text:p>
      <text:p text:style-name="P19"/>
      <text:p text:style-name="P19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4458438938556208140" text:style-name="L1">
        <text:list-item>
          <text:p text:style-name="P43">Nom </text:p>
        </text:list-item>
        <text:list-item>
          <text:p text:style-name="P43">Sistema operatiu del PC utilitzat a casa</text:p>
        </text:list-item>
      </text:list>
      <text:p text:style-name="P32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20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33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21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34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22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35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17"><text:a xlink:type="simple" xlink:href="https://paulinoposada.github.io/web_e/web_e_2425/documents/ta/ta_04_sol.pdf">Solució tasca 4</text:a></text:p>
      <text:p text:style-name="P23"/>
      <text:p text:style-name="P41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5"/>
      <text:p text:style-name="P15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5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7"><text:a xlink:type="simple" xlink:href="https://paulinoposada.github.io/web_e/web_e_2425/documents/ta/ta_05_sol.pdf">Solució tasca 5</text:a></text:p>
      <text:p text:style-name="P24"/>
      <text:p text:style-name="P24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6"/>
      <text:p text:style-name="P16"/>
      <text:p text:style-name="P16">Entregar en format pdf.<text:line-break/><text:line-break/>Indicar el nom en el full amb la tarea.</text:p>
      <text:p text:style-name="P16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17"><text:a xlink:type="simple" xlink:href="https://paulinoposada.github.io/web_e/web_e_2425/documents/ta/ta_06_sol.pdf">Solució tasca 6</text:a></text:p>
      <text:p text:style-name="P9"/>
      <text:p text:style-name="P26"/>
      <text:p text:style-name="P42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36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17"><text:a xlink:type="simple" xlink:href="https://paulinoposada.github.io/web_e/web_e_2425/documents/ta/ta_07_sol.pdf">Solució tasca 7</text:a></text:p>
      <text:p text:style-name="P27"/>
      <text:p text:style-name="P27"/>
      <text:p text:style-name="P27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37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17"><text:a xlink:type="simple" xlink:href="https://paulinoposada.github.io/web_e/web_e_2425/documents/ta/ta_08_sol.pdf">Solució tasca 8</text:a></text:p>
      <text:p text:style-name="P25"/>
      <text:p text:style-name="P25">Tasca <text:span text:style-name="T14">9</text:span>:</text:p>
      <text:p text:style-name="P1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38"/>
      <text:p text:style-name="P12">El termini d'entrega és di<text:span text:style-name="T14">mecres</text:span> <text:span text:style-name="T15">30</text:span>/<text:span text:style-name="T5">10</text:span>/24 .</text:p>
      <text:p text:style-name="P12"/>
      <text:p text:style-name="P18"><text:a xlink:type="simple" xlink:href="https://paulinoposada.github.io/web_e/web_e_2425/documents/ta/ta_09_sol.pdf">Solució tasca 9</text:a></text:p>
      <text:p text:style-name="P18"/>
      <text:p text:style-name="P18"/>
      <text:p text:style-name="P28">Tasca <text:span text:style-name="T16">10</text:span>:</text:p>
      <text:p text:style-name="P13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0.pdf"><text:span text:style-name="T5">exercici</text:span></text:a><text:span text:style-name="T5">.</text:span></text:p>
      <text:p text:style-name="P39"/>
      <text:p text:style-name="P13">El termini d'entrega és di<text:span text:style-name="T16">lluns</text:span> <text:span text:style-name="T16">18</text:span>/<text:span text:style-name="T5">11</text:span>/24 .</text:p>
      <text:p text:style-name="P13"/>
      <text:p text:style-name="P46"><text:a xlink:type="simple" xlink:href="https://paulinoposada.github.io/web_e/web_e_2425/documents/ta/ta_10_sol.pdf">Solució tasca 10</text:a></text:p>
      <text:p text:style-name="P13"/>
      <text:p text:style-name="P13"/>
      <text:p text:style-name="P29">Tasca <text:span text:style-name="T16">11</text:span>:</text:p>
      <text:p text:style-name="P14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1.pdf"><text:span text:style-name="T5">exercici</text:span></text:a><text:span text:style-name="T5">.</text:span></text:p>
      <text:p text:style-name="P40"/>
      <text:p text:style-name="P14">El termini d'entrega és di<text:span text:style-name="T17">mecres</text:span> <text:span text:style-name="T17">20</text:span>/<text:span text:style-name="T5">11</text:span>/24 .</text:p>
      <text:p text:style-name="P14"/>
      <text:p text:style-name="P46"><text:a xlink:type="simple" xlink:href="https://paulinoposada.github.io/web_e/web_e_2425/documents/ta/ta_11_sol.pdf">Solució tasca 1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25T10:07:05.089306273</dc:date>
    <meta:editing-duration>PT7M34S</meta:editing-duration>
    <meta:editing-cycles>32</meta:editing-cycles>
    <meta:document-statistic meta:table-count="0" meta:image-count="0" meta:object-count="0" meta:page-count="3" meta:paragraph-count="49" meta:word-count="411" meta:character-count="2598" meta:non-whitespace-character-count="2230"/>
  </office:meta>
</office:document-meta>
</file>